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RequestParamet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Parameter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Paramete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Paramet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Paramet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RequestParameter.add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